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1" svg:font-family="'DejaVu Sans'" style:font-pitch="variable"/>
    <style:font-face style:name="Symbol1" svg:font-family="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 style:list-style-name="WW8Num1">
      <style:paragraph-properties fo:line-height="150%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List_20_Paragraph" style:list-style-name="WW8Num1">
      <style:paragraph-properties fo:line-height="150%"/>
    </style:style>
    <style:style style:name="P14" style:family="paragraph" style:parent-style-name="List_20_Paragraph">
      <style:paragraph-properties fo:margin-top="0cm" fo:margin-bottom="0.353cm"/>
    </style:style>
    <style:style style:name="P15" style:family="paragraph" style:parent-style-name="List_20_Paragraph" style:list-style-name="WW8Num1">
      <style:paragraph-properties fo:margin-top="0cm" fo:margin-bottom="0.353cm" fo:line-height="150%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weight-complex="normal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DO ESTADO DO AMAZONAS</text:p>
      <text:p text:style-name="P2">ESCOLA SUPERIOR DE TECNOLOGIA</text:p>
      <text:p text:style-name="P3">Disciplina: Engenharia de Software 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SOFTWARE JOGO DA VELHA</text:p>
      <text:p text:style-name="P7">Orientado pelo professor Jucimar J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2">Equipe: </text:span><text:span text:style-name="T3">Diego Barros <text:s text:c="46"/></text:span><text:span text:style-name="T2"><text:s/>Mat:</text:span><text:span text:style-name="T3"> 0725080010</text:span></text:p>
      <text:p text:style-name="P6"><text:span text:style-name="T3"><text:s text:c="14"/>Helder Cunha <text:s text:c="47"/>M</text:span><text:span text:style-name="T2">at:</text:span><text:span text:style-name="T3"> 0725080017</text:span></text:p>
      <text:p text:style-name="P6"><text:span text:style-name="T3"><text:s text:c="14"/>João Guilherme <text:s text:c="43"/></text:span><text:span text:style-name="T2"><text:s/>Mat:</text:span><text:span text:style-name="T3"> </text:span><text:span text:style-name="T6">0725080140</text:span>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4">Manaus</text:p>
      <text:p text:style-name="P4">Novembro/2010</text:p>
      <text:p text:style-name="P1"><text:soft-page-break/></text:p>
      <text:p text:style-name="P9">Jogo da Velha – HDJ</text:p>
      <text:p text:style-name="Standard"/>
      <text:p text:style-name="Standard"/>
      <text:p text:style-name="P8">Requisitos Funcionais</text:p>
      <text:p text:style-name="Standard"/>
      <text:p text:style-name="P10"/>
      <text:list xml:id="list355416604" text:style-name="WW8Num1">
        <text:list-item>
          <text:p text:style-name="P11">O software deve ter um módulo de entrar no jogo.</text:p>
        </text:list-item>
        <text:list-item>
          <text:p text:style-name="P11">O software deve permitir o jogador iniciar um jogo.</text:p>
        </text:list-item>
        <text:list-item>
          <text:p text:style-name="P11">O software deve permitir 2 jogadores jogarem 1 contra o outro.</text:p>
        </text:list-item>
        <text:list-item>
          <text:p text:style-name="P11">O software deve permitir o jogador jogar contra o oponente robô (jogador-robô).</text:p>
        </text:list-item>
        <text:list-item>
          <text:p text:style-name="P11">O software deve permitir o jogador escolher o nível do jogo <text:bookmark text:name="__DdeLink__0_1683015102"/>(jogador-robô).</text:p>
        </text:list-item>
        <text:list-item>
          <text:p text:style-name="P11">O software deve ter 3 níveis de dificuldade quando o jogo for <text:s/>(jogador-robô).</text:p>
        </text:list-item>
        <text:list-item>
          <text:p text:style-name="P11">O software deve permitir o jogador escolher entre os três níveis de dificuldade, quando o jogo for (jogador-robô), no qual os níveis são: fácil, médio e difícil.</text:p>
        </text:list-item>
        <text:list-item>
          <text:p text:style-name="P11">O software deve permitir o jogador desistir no meio da partida contra o oponente robô. </text:p>
        </text:list-item>
        <text:list-item>
          <text:p text:style-name="P11">O software deve iniciar uma nova partida ao final da partida atual. </text:p>
        </text:list-item>
        <text:list-item>
          <text:p text:style-name="P11">O software deve permitir o usuário encerrar a partida.</text:p>
        </text:list-item>
        <text:list-item>
          <text:p text:style-name="P11">O software deve permitir ao usuário sair do jogo.</text:p>
        </text:list-item>
      </text:list>
      <text:p text:style-name="Standard"/>
      <text:p text:style-name="P8">Requisitos não Funcionais</text:p>
      <text:p text:style-name="P10"/>
      <text:list xml:id="list844761133" text:continue-numbering="true" text:style-name="WW8Num1">
        <text:list-item>
          <text:p text:style-name="P13"><text:span text:style-name="T1"><text:s/>O software deve ser multiplataforma.</text:span></text:p>
        </text:list-item>
        <text:list-item>
          <text:p text:style-name="P13"><text:span text:style-name="T1"><text:s/>O software deve ter ambiente de interface linha de comando.</text:span></text:p>
        </text:list-item>
        <text:list-item>
          <text:p text:style-name="P13"><text:span text:style-name="T1"><text:s/>O software deve ter ambiente interface gráfica.</text:span></text:p>
        </text:list-item>
        <text:list-item>
          <text:p text:style-name="P13"><text:span text:style-name="T1"><text:s/>O software deve ter seus modelos de caso de uso em Umbrello.</text:span></text:p>
        </text:list-item>
        <text:list-item>
          <text:p text:style-name="P13"><text:span text:style-name="T1"><text:s/>O software deve ter seu processo desenvolvido no UEAno.</text:span></text:p>
        </text:list-item>
        <text:list-item>
          <text:p text:style-name="P15"><text:span text:style-name="T1"><text:s/>O software deve ter controle de versão no GitHub.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1" svg:font-family="'DejaVu Sans'" style:font-pitch="variable"/>
    <style:font-face style:name="Symbol1" svg:font-family="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Times New Roman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/>
    <style:style style:name="WW8Num1z0" style:family="text">
      <style:text-properties style:font-name="Symbol" style:font-name-complex="Symbol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complex="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Barros</meta:initial-creator>
    <meta:creation-date>2010-10-07T09:18:06</meta:creation-date>
    <meta:editing-duration>PT575H15M45S</meta:editing-duration>
    <dc:date>2010-11-12T10:24:23</dc:date>
    <dc:creator>Diego Barros</dc:creator>
    <meta:generator>BrOffice.org/3.2$Linux OpenOffice.org_project/320m12$Build-9483</meta:generator>
    <meta:editing-cycles>4</meta:editing-cycles>
    <meta:document-statistic meta:table-count="0" meta:image-count="0" meta:object-count="0" meta:page-count="2" meta:paragraph-count="30" meta:word-count="256" meta:character-count="1642"/>
    <meta:user-defined meta:name="Informações 1"/>
    <meta:user-defined meta:name="Informações 2"/>
    <meta:user-defined meta:name="Informações 3"/>
    <meta:user-defined meta:name="Informações 4"/>
  </office:meta>
</office:document-meta>
</file>